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9c8" officeooo:paragraph-rsid="000ff9c8"/>
    </style:style>
    <style:style style:name="P2" style:family="paragraph" style:parent-style-name="Standard">
      <style:text-properties officeooo:rsid="000ff9c8" officeooo:paragraph-rsid="00118c82"/>
    </style:style>
    <style:style style:name="P3" style:family="paragraph" style:parent-style-name="Standard">
      <style:text-properties officeooo:rsid="00118c82" officeooo:paragraph-rsid="00118c82"/>
    </style:style>
    <style:style style:name="P4" style:family="paragraph" style:parent-style-name="Standard">
      <style:text-properties officeooo:rsid="001511fb" officeooo:paragraph-rsid="001511fb"/>
    </style:style>
    <style:style style:name="P5" style:family="paragraph" style:parent-style-name="Standard">
      <style:text-properties officeooo:rsid="000ff9c8" officeooo:paragraph-rsid="00118c82"/>
    </style:style>
    <style:style style:name="P6" style:family="paragraph" style:parent-style-name="Standard">
      <style:text-properties officeooo:rsid="0016ef66" officeooo:paragraph-rsid="0016ef66"/>
    </style:style>
    <style:style style:name="T1" style:family="text">
      <style:text-properties officeooo:rsid="0010ae2a"/>
    </style:style>
    <style:style style:name="T2" style:family="text">
      <style:text-properties officeooo:rsid="00118c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is Statement:</text:p>
      <text:p text:style-name="P1"/>
      <text:p text:style-name="P2">This <text:span text:style-name="T1">project</text:span> investigates the viability of implementing an electrically-pumped optical device that meets lasing conditions with layered organic semiconductor materials by simulating carrier concentration, <text:span text:style-name="T2">optical density, current-voltage characteristics, and luminous output.</text:span></text:p>
      <text:p text:style-name="P2"/>
      <text:p text:style-name="P3">NOTE: Add something to reflect modeling implementation.</text:p>
      <text:p text:style-name="P3"/>
      <text:p text:style-name="P4">Abstract:</text:p>
      <text:p text:style-name="P4"/>
      <text:p text:style-name="P6">Organic semiconductors provide an alternative set of basis materials to fabricate electronic devices like PN Junctions, LEDs, and FETs. These materials have several benefits over traditional inorganic semiconductors including their mechanical flexibility, reliance on renewable resources, and inexpensive large-scale manufacturability. Despite the contemporary device implementations with organic semiconductors, a solid-state electrically-pumped organic laser diode does not exist. However, organically-based lasers do exist by utilizing the organic material strictly for optical gain. The challenge occurs when charge carriers appear in the organic material. These charge carriers reabsorb the emitted photons preventing the optical gain necessary to laze. This project investigates the viability of implementing an electrically-pumped optical device that meets lasing conditions with layered organic semiconductor materials by simulating carrier concentration, optical density, current-voltage characteristics, and luminous output.</text:p>
      <text:p text:style-name="P2"><text:span text:style-name="T2"><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20:22.998824880</meta:creation-date>
    <dc:date>2019-01-17T23:06:23.153455471</dc:date>
    <meta:editing-duration>P4DT20H19M10S</meta:editing-duration>
    <meta:editing-cycles>4</meta:editing-cycles>
    <meta:generator>LibreOffice/5.1.6.2$Linux_X86_64 LibreOffice_project/10m0$Build-2</meta:generator>
    <meta:document-statistic meta:table-count="0" meta:image-count="0" meta:object-count="0" meta:page-count="1" meta:paragraph-count="6" meta:word-count="168" meta:character-count="1392" meta:non-whitespace-character-count="1227"/>
  </office:meta>
</office:document-meta>
</file>